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DejaVu Serif" fo:font-size="16pt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 Concrete Syntax of Modified Clite (BNF)</text:p>
      <text:p text:style-name="P1"/>
      <text:p text:style-name="P1">ignore = "[ \t\r\n]"</text:p>
      <text:p text:style-name="P1">comment = "\\-\\-.*?\n"</text:p>
      <text:p text:style-name="P1">comment = “\\{\\-.*?\\-\\}”</text:p>
      <text:p text:style-name="P1"/>
      <text:p text:style-name="P1">S -&gt; Program '\004'</text:p>
      <text:p text:style-name="P1">Program -&gt; Function Program | Declaration Program | Function | Declaration</text:p>
      <text:p text:style-name="P1">Statements -&gt; Statement Statements | Statement</text:p>
      <text:p text:style-name="P1">Statement -&gt; ';' | Block | Assignment | Function | Declaration | Conditional | Loop</text:p>
      <text:p text:style-name="P1">Assignment -&gt; Identifier ':=' Expression ';'</text:p>
      <text:p text:style-name="P1">Function -&gt; Identifier ':' Parameters '-&gt;' Type Block | Identifier ':' Parameters '-&gt;' Type '=' Expression ';' LocalFs</text:p>
      <text:p text:style-name="P1">Declaration -&gt; Identifier ':' Type</text:p>
      <text:p text:style-name="P1">Conditional -&gt; 'if' '(' Expression ')' Statement Else</text:p>
      <text:p text:style-name="P1">Else -&gt; else Statement | ()</text:p>
      <text:p text:style-name="P1">Loop -&gt; while '(' Expression ')' Statement</text:p>
      <text:p text:style-name="P1">LocalFs -&gt; 'where' Functions | ()</text:p>
      <text:p text:style-name="P1">Functions -&gt; Function Functions | Function</text:p>
      <text:p text:style-name="P1">Parameters -&gt; '(' Declarations ')' | ()</text:p>
      <text:p text:style-name="P1">Declarations -&gt; Declaration ',' Declarations | Declaration</text:p>
      <text:p text:style-name="P1">Block -&gt; '{' Statements '}'</text:p>
      <text:p text:style-name="P1">Expression -&gt; Term Binop Expression | Term</text:p>
      <text:p text:style-name="P1">Op -&gt; '+' | '- '| '*' | '/' | '%' | '**'</text:p>
      <text:p text:style-name="P1">Term -&gt; Primary | UnOp Primary</text:p>
      <text:p text:style-name="P1">UnOp -&gt; '-' | '!'</text:p>
      <text:p text:style-name="P1">Primary -&gt; '(' Expression ')' | Expression '&gt;&gt;' Type | Literal | Accessor | Identifier '(' Arguments ')' | Identifier '()'</text:p>
      <text:p text:style-name="P1">Arguments -&gt; Expression ',' Arguments | Expression</text:p>
      <text:p text:style-name="P1">Type -&gt; Int | Bool | Float | Char</text:p>
      <text:p text:style-name="P1">Identifier -&gt; "\\p{Alpha}\\w*"</text:p>
      <text:p text:style-name="P1">Literal -&gt; Integer | Boolean | Floating | Character</text:p>
      <text:p text:style-name="P1">Integer -&gt; "\\d*"</text:p>
      <text:p text:style-name="P1">Boolean -&gt; True | False</text:p>
      <text:p text:style-name="P1">Floating -&gt; "\\d*\\.\\d*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2-09T11:12:48</meta:creation-date>
    <dc:creator>jb</dc:creator>
    <dc:date>2011-02-28T13:47:19</dc:date>
    <meta:editing-cycles>215</meta:editing-cycles>
    <meta:editing-duration>PT5H26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1" meta:word-count="123" meta:character-count="1330"/>
  </office:meta>
</office:document-meta>
</file>